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15%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line-height="115%"/>
      <style:text-properties fo:font-size="12pt" officeooo:paragraph-rsid="00079624" style:font-size-asian="12pt" style:font-size-complex="12pt"/>
    </style:style>
    <style:style style:name="P9" style:family="paragraph" style:parent-style-name="Standard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624" officeooo:paragraph-rsid="000796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96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96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ÉLÈVE – CAPITALISME DE SURVEILLANCE</text:p>
      <text:p text:style-name="P1"/>
      <text:h text:style-name="Heading_20_3" text:outline-level="3">PHASE 1 : QUE SAVEZ-VOUS DE <text:span text:style-name="T1">VOUS</text:span> ?</text:h>
      <text:p text:style-name="P1"/>
      <text:p text:style-name="P2">En binôme, listez 5 informations qu'un réseau social pourrait collecter sur vous :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Information</text:p>
          </table:table-cell>
          <table:table-cell table:style-name="Tableau1.A1" office:value-type="string">
            <text:p text:style-name="P4">Partagée volontairement ? (O/N)</text:p>
          </table:table-cell>
          <table:table-cell table:style-name="Tableau1.C1" office:value-type="string">
            <text:p text:style-name="P3">Comment est-elle collectée ?</text:p>
          </table:table-cell>
        </table:table-row>
        <table:table-row>
          <table:table-cell table:style-name="Tableau1.A2" office:value-type="string">
            <text:p text:style-name="P5">1. </text:p>
          </table:table-cell>
          <table:table-cell table:style-name="Tableau1.A2" office:value-type="string">
            <text:p text:style-name="P6">☐ Oui ☐ Non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2. </text:p>
          </table:table-cell>
          <table:table-cell table:style-name="Tableau1.A2" office:value-type="string">
            <text:p text:style-name="P6">☐ Oui ☐ Non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3. </text:p>
          </table:table-cell>
          <table:table-cell table:style-name="Tableau1.A2" office:value-type="string">
            <text:p text:style-name="P6">☐ Oui ☐ Non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4. </text:p>
          </table:table-cell>
          <table:table-cell table:style-name="Tableau1.A2" office:value-type="string">
            <text:p text:style-name="P6">☐ Oui ☐ Non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5. </text:p>
          </table:table-cell>
          <table:table-cell table:style-name="Tableau1.A2" office:value-type="string">
            <text:p text:style-name="P6">☐ Oui ☐ Non</text:p>
          </table:table-cell>
          <table:table-cell table:style-name="Tableau1.C2" office:value-type="string">
            <text:p text:style-name="P5"/>
          </table:table-cell>
        </table:table-row>
      </table:table>
      <text:p text:style-name="P1"/>
      <text:h text:style-name="Heading_20_3" text:outline-level="3">PHASE 2 : LE CYCLE DU CAPITALISME DE SURVEILLANCE</text:h>
      <text:p text:style-name="P1"/>
      <text:p text:style-name="P2">Complétez le schéma avec les mots suivants :</text:p>
      <text:p text:style-name="P1"/>
      <text:p text:style-name="P7">PRÉDICTIONS – DONNÉES PERSONNELLES – PUBLICITÉS CIBLÉES – SERVICE "GRATUIT" – ALGORITHMES – ACHETEURS</text:p>
      <text:p text:style-name="P1"/>
      <text:p text:style-name="P8">1. VOUS UTILISEZ UN _______________________________</text:p>
      <text:p text:style-name="P1"/>
      <text:p text:style-name="P1">2. VOS ACTIONS SONT ENREGISTRÉES</text:p>
      <text:p text:style-name="P1"/>
      <text:p text:style-name="P8">3. <text:span text:style-name="T1">VOS _______________________________ </text:span>DEVIENT UNE MATIÈRE PREMIÈRE GRATUITE</text:p>
      <text:p text:style-name="P1"/>
      <text:p text:style-name="P8">4. <text:span text:style-name="T1">DES _______________________________ LES </text:span>TRANSFORMENT EN</text:p>
      <text:p text:style-name="P8"/>
      <text:p text:style-name="P8">_______________________________ DE COMPORTEMENT</text:p>
      <text:p text:style-name="P1"/>
      <text:p text:style-name="P8">5. <text:span text:style-name="T1">ELLES </text:span>SONT VENDUES À <text:span text:style-name="T1">UN <text:s/>_______________________________</text:span></text:p>
      <text:p text:style-name="P1"/>
      <text:p text:style-name="P8">6. VOUS RECEVEZ DES _______________________________</text:p>
      <text:p text:style-name="P1"/>
      <text:p text:style-name="P2">QUESTION RÉFLEXION :</text:p>
      <text:p text:style-name="P1"/>
      <text:p text:style-name="P1">Pourquoi Shoshana Zuboff dit-elle que "si c'est gratuit, c'est vous le produit" ?</text:p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><text:soft-page-break/></text:p>
      <text:p text:style-name="P1">________________________________________________________________________________</text:p>
      <text:p text:style-name="P1"/>
      <text:h text:style-name="Heading_20_3" text:outline-level="3">PHASE 3 : CARTOGRAPHIE DE MES TRACES NUMÉRIQUES</text:h>
      <text:p text:style-name="P1"/>
      <text:p text:style-name="P1">Reconstituez une journée type et identifiez vos traces numériques :</text:p>
      <text:p text:style-name="P1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5">Moment de la journée</text:p>
          </table:table-cell>
          <table:table-cell table:style-name="Tableau2.A1" office:value-type="string">
            <text:p text:style-name="P5">Activité numérique</text:p>
          </table:table-cell>
          <table:table-cell table:style-name="Tableau2.A1" office:value-type="string">
            <text:p text:style-name="P5">Donnée collectée</text:p>
          </table:table-cell>
          <table:table-cell table:style-name="Tableau2.A1" office:value-type="string">
            <text:p text:style-name="P5">Qui l'utilise ?</text:p>
          </table:table-cell>
          <table:table-cell table:style-name="Tableau2.E1" office:value-type="string">
            <text:p text:style-name="P5">Risque/Avantage</text:p>
          </table:table-cell>
        </table:table-row>
        <table:table-row>
          <table:table-cell table:style-name="Tableau2.A2" office:value-type="string">
            <text:p text:style-name="P5">Matin (ex: réveil)</text:p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Trajet</text:p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Pause <text:span text:style-name="T1">midi</text:span></text:p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Après-midi (cours)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Soirée</text:p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</table:table>
      <text:p text:style-name="P1"/>
      <text:p text:style-name="P1">Bilan : Combien de traces avez-vous identifiées aujourd'hui ? _______</text:p>
      <text:p text:style-name="P1"/>
      <text:h text:style-name="Heading_20_3" text:outline-level="3">PHASE 4 : MES 3 GESTES DE PROTECTION</text:h>
      <text:p text:style-name="P1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5">Mon engagement</text:p>
          </table:table-cell>
          <table:table-cell table:style-name="Tableau3.A1" office:value-type="string">
            <text:p text:style-name="P5">Quand vais-je le faire ?</text:p>
          </table:table-cell>
          <table:table-cell table:style-name="Tableau3.C1" office:value-type="string">
            <text:p text:style-name="P5">Fait ? ✓</text:p>
          </table:table-cell>
        </table:table-row>
        <table:table-row>
          <table:table-cell table:style-name="Tableau3.A2" office:value-type="string">
            <text:p text:style-name="P9">1</text:p>
          </table:table-cell>
          <table:table-cell table:style-name="Tableau3.A2" office:value-type="string">
            <text:p text:style-name="P5"/>
          </table:table-cell>
          <table:table-cell table:style-name="Tableau3.C2" office:value-type="string">
            <text:p text:style-name="P5">☐</text:p>
          </table:table-cell>
        </table:table-row>
        <table:table-row>
          <table:table-cell table:style-name="Tableau3.A2" office:value-type="string">
            <text:p text:style-name="P9">2</text:p>
          </table:table-cell>
          <table:table-cell table:style-name="Tableau3.A2" office:value-type="string">
            <text:p text:style-name="P5"/>
          </table:table-cell>
          <table:table-cell table:style-name="Tableau3.C2" office:value-type="string">
            <text:p text:style-name="P10">☐</text:p>
          </table:table-cell>
        </table:table-row>
        <table:table-row>
          <table:table-cell table:style-name="Tableau3.A2" office:value-type="string">
            <text:p text:style-name="P9">3</text:p>
          </table:table-cell>
          <table:table-cell table:style-name="Tableau3.A2" office:value-type="string">
            <text:p text:style-name="P5"/>
          </table:table-cell>
          <table:table-cell table:style-name="Tableau3.C2" office:value-type="string">
            <text:p text:style-name="P5">☐</text:p>
          </table:table-cell>
        </table:table-row>
        <table:table-row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5"/>
          </table:table-cell>
          <table:table-cell table:style-name="Tableau3.C2" office:value-type="string">
            <text:p text:style-name="P10">☐</text:p>
          </table:table-cell>
        </table:table-row>
        <table:table-row>
          <table:table-cell table:style-name="Tableau3.A2" office:value-type="string">
            <text:p text:style-name="P9">5</text:p>
          </table:table-cell>
          <table:table-cell table:style-name="Tableau3.A2" office:value-type="string">
            <text:p text:style-name="P5"/>
          </table:table-cell>
          <table:table-cell table:style-name="Tableau3.C2" office:value-type="string">
            <text:p text:style-name="P5">☐</text:p>
          </table:table-cell>
        </table:table-row>
        <table:table-row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C2" office:value-type="string">
            <text:p text:style-name="P10">☐</text:p>
          </table:table-cell>
        </table:table-row>
      </table:table>
      <text:p text:style-name="P1"/>
      <text:p text:style-name="P1">Exemples d'actions :</text:p>
      <text:p text:style-name="P1">☐<text:tab/>Désactiver la géolocalisation sur 3 applications</text:p>
      <text:p text:style-name="P1">☐<text:tab/>Changer mon moteur de recherche par Qwant ou DuckDuckGo</text:p>
      <text:p text:style-name="P1">☐<text:tab/>Vérifier les permissions de mes applications</text:p>
      <text:p text:style-name="P1">☐<text:tab/>Lire les conditions d'utilisation d'un réseau social</text:p>
      <text:p text:style-name="P1">☐<text:tab/>Activer la navigation privée</text:p>
      <text:p text:style-name="P1">☐<text:tab/>Autre : 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incent Keller</meta:initial-creator>
    <meta:creation-date>2026-04-21T16:58:33.187285042</meta:creation-date>
    <dc:date>2026-04-22T19:52:02.419184250</dc:date>
    <dc:creator>Vincent Keller</dc:creator>
    <meta:editing-duration>PT16M35S</meta:editing-duration>
    <meta:editing-cycles>2</meta:editing-cycles>
    <meta:generator>LibreOffice/25.2.7.2$Linux_X86_64 LibreOffice_project/5cbfd1ab6520636bb5f7b99185aa69bd7456825d</meta:generator>
    <meta:document-statistic meta:table-count="3" meta:image-count="0" meta:object-count="0" meta:page-count="2" meta:paragraph-count="66" meta:word-count="266" meta:character-count="1923" meta:non-whitespace-character-count="1711"/>
  </office:meta>
</office:document-meta>
</file>